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1cm" style:rel-column-width="3821*"/>
    </style:style>
    <style:style style:name="Table2.B" style:family="table-column">
      <style:table-column-properties style:column-width="7.717cm" style:rel-column-width="29748*"/>
    </style:style>
    <style:style style:name="Table2.C" style:family="table-column">
      <style:table-column-properties style:column-width="0.286cm" style:rel-column-width="1101*"/>
    </style:style>
    <style:style style:name="Table2.D" style:family="table-column">
      <style:table-column-properties style:column-width="2.602cm" style:rel-column-width="10029*"/>
    </style:style>
    <style:style style:name="Table2.E" style:family="table-column">
      <style:table-column-properties style:column-width="2.293cm" style:rel-column-width="8839*"/>
    </style:style>
    <style:style style:name="Table2.F" style:family="table-column">
      <style:table-column-properties style:column-width="1.302cm" style:rel-column-width="5018*"/>
    </style:style>
    <style:style style:name="Table2.G" style:family="table-column">
      <style:table-column-properties style:column-width="1.102cm" style:rel-column-width="4249*"/>
    </style:style>
    <style:style style:name="Table2.H" style:family="table-column">
      <style:table-column-properties style:column-width="0.707cm" style:rel-column-width="27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26a4849" officeooo:paragraph-rsid="0019e9c6"/>
    </style:style>
    <style:style style:name="P2" style:family="paragraph" style:parent-style-name="Table_20_Contents">
      <style:text-properties officeooo:rsid="026cddf1" officeooo:paragraph-rsid="0019e9c6"/>
    </style:style>
    <style:style style:name="P3" style:family="paragraph" style:parent-style-name="Table_20_Contents">
      <style:text-properties officeooo:rsid="026c50a5" officeooo:paragraph-rsid="0019e9c6"/>
    </style:style>
    <style:style style:name="P4" style:family="paragraph" style:parent-style-name="Table_20_Contents">
      <style:text-properties officeooo:rsid="026f30f9" officeooo:paragraph-rsid="0019e9c6"/>
    </style:style>
    <style:style style:name="P5" style:family="paragraph" style:parent-style-name="Table_20_Contents">
      <style:text-properties officeooo:rsid="000ad9d2" officeooo:paragraph-rsid="0019e9c6"/>
    </style:style>
    <style:style style:name="P6" style:family="paragraph" style:parent-style-name="Table_20_Contents">
      <style:text-properties officeooo:rsid="026c265d" officeooo:paragraph-rsid="0019e9c6"/>
    </style:style>
    <style:style style:name="P7" style:family="paragraph" style:parent-style-name="Table_20_Contents">
      <style:text-properties officeooo:rsid="026d3a61" officeooo:paragraph-rsid="0019e9c6"/>
    </style:style>
    <style:style style:name="P8" style:family="paragraph" style:parent-style-name="Table_20_Contents">
      <style:text-properties officeooo:rsid="026e2322" officeooo:paragraph-rsid="0019e9c6"/>
    </style:style>
    <style:style style:name="P9" style:family="paragraph" style:parent-style-name="Table_20_Contents">
      <style:text-properties officeooo:paragraph-rsid="0019e9c6"/>
    </style:style>
    <style:style style:name="P10" style:family="paragraph" style:parent-style-name="Standard">
      <style:text-properties fo:language="pt" fo:country="PT"/>
    </style:style>
    <style:style style:name="P11" style:family="paragraph" style:parent-style-name="Standard">
      <style:text-properties officeooo:paragraph-rsid="0019e9c6"/>
    </style:style>
    <style:style style:name="P12" style:family="paragraph" style:parent-style-name="Standard">
      <style:text-properties fo:font-weight="bold" officeooo:rsid="000dfe8d" officeooo:paragraph-rsid="0019e9c6" style:font-weight-asian="bold" style:font-weight-complex="bold"/>
    </style:style>
    <style:style style:name="P13" style:family="paragraph" style:parent-style-name="Standard">
      <style:text-properties fo:color="#336699" fo:font-weight="bold" officeooo:rsid="026f30f9" officeooo:paragraph-rsid="0019e9c6" style:font-weight-asian="bold" style:font-weight-complex="bold"/>
    </style:style>
    <style:style style:name="P14" style:family="paragraph" style:parent-style-name="Standard">
      <style:text-properties fo:color="#336699" fo:font-weight="bold" officeooo:rsid="026e2322" officeooo:paragraph-rsid="0019e9c6" style:font-weight-asian="bold" style:font-weight-complex="bold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158883"/>
    </style:style>
    <style:style style:name="T3" style:family="text">
      <style:text-properties fo:language="pt" fo:country="PT" fo:font-weight="bold" style:font-weight-asian="bold" style:font-weight-complex="bold"/>
    </style:style>
    <style:style style:name="T4" style:family="text">
      <style:text-properties fo:color="#ffccff" fo:font-size="16pt" fo:language="pt" fo:country="PT" fo:font-style="italic" fo:text-shadow="1pt 1pt" fo:background-color="#cc3300" loext:char-shading-value="0" style:font-size-asian="16pt" style:font-style-asian="italic" style:font-size-complex="16pt" style:font-style-complex="italic"/>
    </style:style>
    <style:style style:name="T5" style:family="text">
      <style:text-properties fo:color="#ffccff" fo:font-size="16pt" fo:language="pt" fo:country="PT" fo:font-style="italic" fo:text-shadow="1pt 1pt" officeooo:rsid="00146695" fo:background-color="#cc3300" loext:char-shading-value="0" style:font-size-asian="16pt" style:font-style-asian="italic" style:font-size-complex="16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d320" style:font-name="Meera" fo:font-size="18pt" fo:text-shadow="1pt 1pt" fo:font-weight="bold" officeooo:rsid="00146695" fo:background-color="#cc3300" loext:char-shading-value="0" style:font-size-asian="18pt" style:font-weight-asian="bold" style:font-size-complex="18pt" style:font-weight-complex="bold"/>
    </style:style>
    <style:style style:name="T8" style:family="text">
      <style:text-properties fo:color="#ffd320" fo:language="pt" fo:country="PT" fo:font-weight="bold" style:font-weight-asian="bold" style:font-weight-complex="bold"/>
    </style:style>
    <style:style style:name="T9" style:family="text">
      <style:text-properties fo:color="#999966" fo:language="pt" fo:country="PT" fo:font-weight="bold" style:font-weight-asian="bold" style:font-weight-complex="bold"/>
    </style:style>
    <style:style style:name="T10" style:family="text">
      <style:text-properties fo:color="#666633" fo:language="pt" fo:country="PT" fo:font-weight="bold" style:font-weight-asian="bold" style:font-weight-complex="bold"/>
    </style:style>
    <style:style style:name="T11" style:family="text">
      <style:text-properties fo:color="#666633" fo:language="pt" fo:country="PT" fo:font-weight="bold" officeooo:rsid="0016c3b1" style:font-weight-asian="bold" style:font-weight-complex="bold"/>
    </style:style>
    <style:style style:name="T12" style:family="text">
      <style:text-properties officeooo:rsid="00191c6f"/>
    </style:style>
    <style:style style:name="T13" style:family="text">
      <style:text-properties fo:color="#009999" fo:font-weight="bold" officeooo:rsid="001b3a72" fo:background-color="#ffff99" loext:char-shading-value="0" style:font-weight-asian="bold" style:font-weight-complex="bold"/>
    </style:style>
    <style:style style:name="T14" style:family="text">
      <style:text-properties officeooo:rsid="000e411a"/>
    </style:style>
    <style:style style:name="T15" style:family="text">
      <style:text-properties fo:color="#ffff99" fo:font-weight="normal" fo:background-color="#ff0000" loext:char-shading-value="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e9c6" style:font-weight-asian="normal" style:font-weight-complex="normal"/>
    </style:style>
    <style:style style:name="T18" style:family="text">
      <style:text-properties officeooo:rsid="000ad9d2"/>
    </style:style>
    <style:style style:name="T19" style:family="text">
      <style:text-properties officeooo:rsid="000c83c7"/>
    </style:style>
    <style:style style:name="T20" style:family="text">
      <style:text-properties officeooo:rsid="000dfe8d"/>
    </style:style>
    <style:style style:name="T21" style:family="text">
      <style:text-properties officeooo:rsid="0019e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HTML e CSS – Good Parts</text:span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>Output</text:p>
          </table:table-cell>
          <table:table-cell table:style-name="Table2.A1" office:value-type="string">
            <text:p text:style-name="P2">aulas</text:p>
          </table:table-cell>
          <table:table-cell table:style-name="Table2.A1" office:value-type="string">
            <text:p text:style-name="P2">questões</text:p>
          </table:table-cell>
          <table:table-cell table:style-name="Table2.A1" office:value-type="string">
            <text:p text:style-name="P3"/>
          </table:table-cell>
          <table:table-cell table:style-name="Table2.H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2"><text:span text:style-name="T21">Capítulo 2 – Trabalhando com a marcação do HTML</text:span><text:line-break/>status: <text:span text:style-name="T15">em Andamento</text:span><text:line-break/>início: <text:span text:style-name="T16">0</text:span><text:span text:style-name="T17">4</text:span><text:span text:style-name="T16">/02/16</text:span><text:line-break/>fim: <text:span text:style-name="T16">0</text:span><text:span text:style-name="T17">9</text:span><text:span text:style-name="T16">/02/16</text:span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><text:span text:style-name="T18">Mapa</text:span>(1)</text:p>
            <text:p text:style-name="P2">Video (<text:span text:style-name="T18">1</text:span>),</text:p>
            <text:p text:style-name="P2"><text:span text:style-name="T19">Slide</text:span>(1)</text:p>
            <text:p text:style-name="P2"/>
          </table:table-cell>
          <table:table-cell table:style-name="Table2.A2" office:value-type="string">
            <text:p text:style-name="P4"><text:span text:style-name="T20">4</text:span>h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3">R1</text:p>
          </table:table-cell>
          <table:table-cell table:style-name="Table2.H2" office:value-type="string">
            <text:p text:style-name="P3">R2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4"/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H2" office:value-type="string">
            <text:p text:style-name="P9"/>
          </table:table-cell>
        </table:table-row>
      </table:table>
      <text:p text:style-name="P11"><text:line-break/><text:bookmark text:name="result_box"/><text:span text:style-name="T4">CA</text:span><text:span text:style-name="T5">P</text:span><text:span text:style-name="T4"> 2 Trabalhando com HTML Markup</text:span><text:span text:style-name="T1"><text:line-break/>Ao criar um site, uma das tarefas mais importantes que você executa é a criação de link,<text:line-break/>mas HyperText Markup Language (HTML) oferece um monte de recursos além links.<text:line-break/>documentos HTML descrever o hipertexto e contêm a maior parte dos usuários de conteúdo ex-<text:line-break/>plore ao visitar o Web, conectando-se a outros recursos, incluindo apresentação estilo, os scripts, imagens, vídeo, som e muito mais. Como você vai ver, uma parte fundamental do trabalho<text:line-break/>com HTML é saber quando deixar que outras tecnologias (e às vezes as pessoas) fazer o seu<text:line-break/>trabalho.<text:line-break/>HTML tem sido em constante desenvolvimento desde a sua invenção em 1992, e software web<text:line-break/>(Como navegadores e IDEs web focada) têm evoluído em ritmo acelerado. Como HTML se aproxima do terceiro década, clara melhores práticas para a marcação surgiram tanto da própria marcação HTML e para os ecossistemas técnicos e de negócios que interagem com ele. Limpar HTML sintaxe permite que você construa uma árvore documento confiável para manter o seu conteúdo e suporte </text:span><text:span text:style-name="T2">de </text:span><text:span text:style-name="T1">camadas adicionais de estilo e comportamento. Capítulo 5 é dedicado às características de CSS que interagir com a árvore do documento.<text:line-break/></text:span><text:span text:style-name="T3">HTML Syntax</text:span><text:span text:style-name="T1"><text:line-break/>HTML e sua mais estrita XHTML irmão definir um conjunto de regras para marcação de documentos,<text:line-break/>bem como regras de como que a marcação deve ser estruturado. analisadores HTML (mas não<text:line-break/>analisadores XHTML) geralmente seguem um princípio conhecido como "Lei de Postel," indicado como segue:<text:line-break/></text:span><text:span text:style-name="T10">Seja conservador no que você enviar e liberal no que você aceitar.</text:span><text:span text:style-name="T1"><text:line-break/>Onde XHTML exige que o criador do documento para escrever marcação muito precisa,<text:line-break/>analisadores HTML irá liberalmente reparar omissões e remover os elementos vazios que são<text:line-break/>apresentar na marcação. Isso torna o documento válido a partir da perspectiva do visitante,<text:line-break/>embora não necessariamente usando a estrutura originalmente pretendido pelo estilista. (HTML5<text:line-break/>definir este comportamento formalmente, mas, no passado, tem variado de navegador para navegador.)<text:line-break/>HTML define uma série de elementos, cada um dos quais cai dentro de uma determinada rede semântica domínio e leva um nome derivado ou emprestados inteiro de Inglês. elementos definem<text:line-break/>a estrutura do documento e estabelecer as bases para a sua apresentação e<text:line-break/>manipulação.<text:line-break/></text:span><text:span text:style-name="T10">Cada referência de elemento em um documento está contido dentro de um ou d</text:span><text:span text:style-name="T11">uas</text:span><text:span text:style-name="T10"> tags<text:line-break/>entre colchetes angulares (&lt;e&gt;) que contém o nome do elemento a ser utilizado.</text:span><text:span text:style-name="T1"><text:line-break/>tags de abertura sempre começam com &lt;imediatamente seguido pelo nome do elemento, e<text:line-break/></text:span><text:soft-page-break/><text:span text:style-name="T1">referenciar todos os atributos e valores associados com o elemento; tags de fechamento são em funcionalidades menos para além do nome do elemento, que é precedido por uma barra.<text:line-break/>Elementos sem marcas de fechamento discretas são tratadas de formas diferentes:<text:line-break/>• elementos HTML com tags de mais de fechamento opcionais nomeadamente li (item da lista) e p<text:line-break/>(Parágrafo) elementos-permitem a completa omissão da marca de fechamento.<text:line-break/>• elementos HTML que proíbem uma marca de fechamento são indistinguíveis de marcas de abertura<text:line-break/>de outros elementos.<text:line-break/>• elementos XHTML sempre quer proibir ou exigir marcas de fechamento; "Opcional" não faz<text:line-break/>ficar muito tração em XHTML.<text:line-break/>• Etiquetas referência a elementos XHTML que proíbem fechamento etiquetas terminam não com&gt;,<text:line-break/>mas com /&gt;. Esse sinal é geralmente precedido por um espaço, para evitar falhas de análise<text:line-break/>nas mãos de agentes do usuário legado.<text:line-break/>As tags podem conter uma quantidade arbitrária de espaços em branco, e os atributos podem ser listados em qualquer<text:line-break/>encomendar dentro de uma tag de abertura.<text:line-break/>Todos os exemplos de elementos podem ser modificadas através do uso de atributos, a maioria dos quais deve por sua vez, ser seguido por valores. Em HTML simples, elementos e atributos são case<text:line-break/>insensível, mas em XHTML, devem ser inteiramente escrito em caracteres minúsculos. Como<text:line-break/>um dialeto do XML, XHTML coloca duas regras adicionais:<text:line-break/>• XHTML é amplamente maiúsculas e minúsculas, o que pode ser importante no que diz respeito a valores, enquanto HTML reforça a sensibilidade caso de valores apenas para os atributos de classe e id.<text:line-break/>• Quando um atributo é aplicado dentro de uma tag XHTML, ele deve ser seguido com uma<text:line-break/>valor. No caso de atributos que são tipicamente privados de um valor em HTML, o<text:line-break/>prática comum é duplicar o nome do atributo no valor (por exemplo,<text:line-break/>checked = "checked" em vez de simplesmente marcada).</text:span></text:p>
      <text:p text:style-name="Standard"/>
      <text:p text:style-name="P10"><text:bookmark text:name="result_box2"/><text:span text:style-name="T6">Estrutura página</text:span><text:line-break/>Quando um navegador recebe o conteúdo que acredita ser HTML, ele tentará processar o<text:line-break/>conteúdo com base no que ele pode descobrir a partir da marcação contida no documento.<text:line-break/>Mesmo que a marcação tem peças em falta, está estruturado estranhamente, ou não é<text:line-break/>compatível com os padrões, o navegador geralmente pode exibir algo parecido com o que a sua<text:line-break/>criador tinha em mente.<text:line-break/>Se um documento web é para ser válido, no entanto, ele deve conter um número de elementos estruturados adequadamente com conteúdo apropriado. Um documento HTML válido contém o se-<text:line-break/>mugindo componentes, na ordem:<text:line-break/><text:line-break/><text:span text:style-name="T12">1- </text:span>A declaração de tipo de documento<text:line-break/><text:span text:style-name="T12">2- </text:span>elemento html do documento<text:line-break/><text:span text:style-name="T12">3 - </text:span>Dentro do elemento html, elemento head do documento<text:line-break/><text:span text:style-name="T12">4 - </text:span>Dentro do elemento de cabeça, um elemento título e qualquer necessário link, roteiro, base,<text:line-break/>e elementos meta<text:line-break/>5. Dentro do elemento html e depois de o elemento de cabeça, do documento elemento do corpo,<text:line-break/>que representa tudo na página, que pode ser directamente user-facing<text:line-break/>6. No elemento de corpo do documento, pelo menos um elemento de bloc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4:24:02.758699971</meta:creation-date>
    <dc:date>2016-02-04T14:52:30.048435265</dc:date>
    <meta:editing-duration>PT28M24S</meta:editing-duration>
    <meta:editing-cycles>7</meta:editing-cycles>
    <meta:generator>LibreOffice/4.4.6.3$Linux_X86_64 LibreOffice_project/40m0$Build-3</meta:generator>
    <meta:document-statistic meta:table-count="1" meta:image-count="0" meta:object-count="0" meta:page-count="2" meta:paragraph-count="15" meta:word-count="918" meta:character-count="5621" meta:non-whitespace-character-count="4713"/>
  </office:meta>
</office:document-meta>
</file>